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.729cm" svg:y="3.42cm">
            <draw:object draw:notify-on-update-of-ranges="Hoja1.A1:Hoja1.A1 Hoja1.B1:Hoja1.P1 Hoja1.A2:Hoja1.A2 Hoja1.B2:Hoja1.P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1cm" svg:height="9.005cm" svg:x="18.006cm" svg:y="3.214cm">
            <draw:object draw:notify-on-update-of-ranges="Hoja1.A3:Hoja1.A3 Hoja1.B3:Hoja1.P3 Hoja1.A4:Hoja1.A4 Hoja1.B4:Hoja1.P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143cm" svg:y="13.569cm">
            <draw:object draw:notify-on-update-of-ranges="Hoja1.A5:Hoja1.A5 Hoja1.B5:Hoja1.P5 Hoja1.A6:Hoja1.A6 Hoja1.B6:Hoja1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olo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6" calcext:value-type="float">
            <text:p>0.0196</text:p>
          </table:table-cell>
          <table:table-cell table:formula="of:=AVERAGE([.A1:.P1])" office:value-type="float" office:value="0.0194266666666667" calcext:value-type="float">
            <text:p>0.01942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ompartido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19" calcext:value-type="float">
            <text:p>0.0219</text:p>
          </table:table-cell>
          <table:table-cell table:formula="of:=AVERAGE([.A2:.P2])" office:value-type="float" office:value="0.02214" calcext:value-type="float">
            <text:p>0.022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table:number-columns-repeated="4"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table:formula="of:=AVERAGE([.A3:.P3])" office:value-type="float" office:value="1.23933333333333" calcext:value-type="float">
            <text:p>1.2393333333333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ompartido</text:p>
          </table:table-cell>
          <table:table-cell office:value-type="float" office:value="1.39" calcext:value-type="float">
            <text:p>1.39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office:value-type="float" office:value="1.35" calcext:value-type="float">
            <text:p>1.35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table:formula="of:=AVERAGE([.A4:.P4])" office:value-type="float" office:value="1.36133333333333" calcext:value-type="float">
            <text:p>1.3613333333333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mmanuel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6" calcext:value-type="float">
            <text:p>0.0196</text:p>
          </table:table-cell>
          <table:table-cell table:formula="of:=AVERAGE([.A5:.P5])" office:value-type="float" office:value="0.0194266666666667" calcext:value-type="float">
            <text:p>0.01942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49" calcext:value-type="float">
            <text:p>0.0849</text:p>
          </table:table-cell>
          <table:table-cell table:number-columns-repeated="2" office:value-type="float" office:value="0.0859" calcext:value-type="float">
            <text:p>0.0859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27" calcext:value-type="float">
            <text:p>0.0927</text:p>
          </table:table-cell>
          <table:table-cell table:formula="of:=AVERAGE([.A6:.P6])" office:value-type="float" office:value="0.09118" calcext:value-type="float">
            <text:p>0.09118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5:36:49.490456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20:14:12.975069961</meta:creation-date>
    <dc:date>2021-08-13T02:39:58.121408937</dc:date>
    <meta:editing-duration>PT51M34S</meta:editing-duration>
    <meta:editing-cycles>5</meta:editing-cycles>
    <meta:generator>LibreOffice/6.4.7.2$Linux_X86_64 LibreOffice_project/40$Build-2</meta:generator>
    <meta:document-statistic meta:table-count="1" meta:cell-count="1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Tiempos para BFS</text:p>
        </chart:title>
        <chart:legend chart:legend-position="end" svg:x="12.963cm" svg:y="3.952cm" style:legend-expansion="high" chart:style-name="ch3"/>
        <chart:plot-area chart:style-name="ch4" table:cell-range-address="Hoja1.A1:Hoja1.P2" chart:data-source-has-labels="column" svg:x="1.331cm" svg:y="1.275cm" svg:width="11.312cm" svg:height="6.564cm">
          <chartooo:coordinate-region svg:x="2.429cm" svg:y="1.474cm" svg:width="10.027cm" svg:height="5.718cm"/>
          <chart:axis chart:dimension="x" chart:name="primary-x" chart:style-name="ch5">
            <chart:title svg:x="5.567cm" svg:y="8.019cm" chart:style-name="ch6">
              <text:p>Número de prueba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1:Hoja1.P1" chart:label-cell-address="Hoja1.A1:Hoja1.A1" chart:class="chart:line">
            <chart:data-point chart:repeated="15"/>
          </chart:series>
          <chart:series chart:style-name="ch10" chart:values-cell-range-address="Hoja1.B2:Hoja1.P2" chart:label-cell-address="Hoja1.A2:Hoja1.A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Hoja1.A1:Hoja1.A1</svg:desc>
                </draw:g>
              </table:table-cell>
              <table:table-cell office:value-type="float" office:value="0.0181">
                <text:p>0.0181</text:p>
                <draw:g>
                  <svg:desc>Hoja1.B1:Hoja1.P1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179">
                <text:p>0.0179</text:p>
              </table:table-cell>
              <table:table-cell office:value-type="float" office:value="0.018">
                <text:p>0.018</text:p>
              </table:table-cell>
              <table:table-cell office:value-type="float" office:value="0.0181">
                <text:p>0.0181</text:p>
              </table:table-cell>
              <table:table-cell office:value-type="float" office:value="0.0194">
                <text:p>0.0194</text:p>
              </table:table-cell>
              <table:table-cell office:value-type="float" office:value="0.0208">
                <text:p>0.0208</text:p>
              </table:table-cell>
              <table:table-cell office:value-type="float" office:value="0.0192">
                <text:p>0.0192</text:p>
              </table:table-cell>
              <table:table-cell office:value-type="float" office:value="0.0205">
                <text:p>0.0205</text:p>
              </table:table-cell>
              <table:table-cell office:value-type="float" office:value="0.02">
                <text:p>0.02</text:p>
              </table:table-cell>
              <table:table-cell office:value-type="float" office:value="0.0198">
                <text:p>0.0198</text:p>
              </table:table-cell>
              <table:table-cell office:value-type="float" office:value="0.0202">
                <text:p>0.0202</text:p>
              </table:table-cell>
              <table:table-cell office:value-type="float" office:value="0.0218">
                <text:p>0.0218</text:p>
              </table:table-cell>
              <table:table-cell office:value-type="float" office:value="0.02">
                <text:p>0.02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compartido</text:p>
                <draw:g>
                  <svg:desc>Hoja1.A2:Hoja1.A2</svg:desc>
                </draw:g>
              </table:table-cell>
              <table:table-cell office:value-type="float" office:value="0.0201">
                <text:p>0.0201</text:p>
                <draw:g>
                  <svg:desc>Hoja1.B2:Hoja1.P2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9">
                <text:p>0.019</text:p>
              </table:table-cell>
              <table:table-cell office:value-type="float" office:value="0.0202">
                <text:p>0.0202</text:p>
              </table:table-cell>
              <table:table-cell office:value-type="float" office:value="0.0203">
                <text:p>0.0203</text:p>
              </table:table-cell>
              <table:table-cell office:value-type="float" office:value="0.0212">
                <text:p>0.0212</text:p>
              </table:table-cell>
              <table:table-cell office:value-type="float" office:value="0.0229">
                <text:p>0.0229</text:p>
              </table:table-cell>
              <table:table-cell office:value-type="float" office:value="0.0223">
                <text:p>0.0223</text:p>
              </table:table-cell>
              <table:table-cell office:value-type="float" office:value="0.0225">
                <text:p>0.0225</text:p>
              </table:table-cell>
              <table:table-cell office:value-type="float" office:value="0.0213">
                <text:p>0.0213</text:p>
              </table:table-cell>
              <table:table-cell office:value-type="float" office:value="0.0231">
                <text:p>0.0231</text:p>
              </table:table-cell>
              <table:table-cell office:value-type="float" office:value="0.0336">
                <text:p>0.0336</text:p>
              </table:table-cell>
              <table:table-cell office:value-type="float" office:value="0.0224">
                <text:p>0.0224</text:p>
              </table:table-cell>
              <table:table-cell office:value-type="float" office:value="0.0228">
                <text:p>0.0228</text:p>
              </table:table-cell>
              <table:table-cell office:value-type="float" office:value="0.0219">
                <text:p>0.0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title svg:x="5.346cm" svg:y="0.316cm" chart:style-name="ch2">
          <text:p>Tiempo para BFS paralelo</text:p>
        </chart:title>
        <chart:legend chart:legend-position="end" svg:x="12.955cm" svg:y="3.955cm" style:legend-expansion="high" chart:style-name="ch3"/>
        <chart:plot-area chart:style-name="ch4" table:cell-range-address="Hoja1.A3:Hoja1.P4" chart:data-source-has-labels="column" svg:x="1.33cm" svg:y="1.275cm" svg:width="11.306cm" svg:height="6.57cm">
          <chartooo:coordinate-region svg:x="2.242cm" svg:y="1.474cm" svg:width="10.207cm" svg:height="5.724cm"/>
          <chart:axis chart:dimension="x" chart:name="primary-x" chart:style-name="ch5">
            <chart:title svg:x="5.563cm" svg:y="8.025cm" chart:style-name="ch6">
              <text:p>Número de prueba</text:p>
            </chart:title>
          </chart:axis>
          <chart:axis chart:dimension="y" chart:name="primary-y" chart:style-name="ch5">
            <chart:title svg:x="0.451cm" svg:y="5.385cm" chart:style-name="ch7">
              <text:p>Tiempo (s)</text:p>
            </chart:title>
            <chart:grid chart:style-name="ch8" chart:class="major"/>
          </chart:axis>
          <chart:series chart:style-name="ch9" chart:values-cell-range-address="Hoja1.B3:Hoja1.P3" chart:label-cell-address="Hoja1.A3:Hoja1.A3" chart:class="chart:line">
            <chart:data-point chart:repeated="15"/>
          </chart:series>
          <chart:series chart:style-name="ch10" chart:values-cell-range-address="Hoja1.B4:Hoja1.P4" chart:label-cell-address="Hoja1.A4:Hoja1.A4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Hoja1.A3:Hoja1.A3</svg:desc>
                </draw:g>
              </table:table-cell>
              <table:table-cell office:value-type="float" office:value="1.25">
                <text:p>1.25</text:p>
                <draw:g>
                  <svg:desc>Hoja1.B3:Hoja1.P3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.26">
                <text:p>1.26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compartido</text:p>
                <draw:g>
                  <svg:desc>Hoja1.A4:Hoja1.A4</svg:desc>
                </draw:g>
              </table:table-cell>
              <table:table-cell office:value-type="float" office:value="1.39">
                <text:p>1.39</text:p>
                <draw:g>
                  <svg:desc>Hoja1.B4:Hoja1.P4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1.33">
                <text:p>1.33</text:p>
              </table:table-cell>
              <table:table-cell office:value-type="float" office:value="1.35">
                <text:p>1.35</text:p>
              </table:table-cell>
              <table:table-cell office:value-type="float" office:value="1.33">
                <text:p>1.33</text:p>
              </table:table-cell>
              <table:table-cell office:value-type="float" office:value="1.35">
                <text:p>1.35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1.35">
                <text:p>1.35</text:p>
              </table:table-cell>
              <table:table-cell office:value-type="float" office:value="1.38">
                <text:p>1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07cm" svg:y="0.316cm" chart:style-name="ch2">
          <text:p>Comparación</text:p>
        </chart:title>
        <chart:legend chart:legend-position="end" svg:x="13.016cm" svg:y="3.952cm" style:legend-expansion="high" chart:style-name="ch3"/>
        <chart:plot-area chart:style-name="ch4" table:cell-range-address="Hoja1.A5:Hoja1.P6" chart:data-source-has-labels="column" svg:x="1.331cm" svg:y="1.275cm" svg:width="11.365cm" svg:height="6.564cm">
          <chartooo:coordinate-region svg:x="2.243cm" svg:y="1.474cm" svg:width="10.266cm" svg:height="5.718cm"/>
          <chart:axis chart:dimension="x" chart:name="primary-x" chart:style-name="ch5">
            <chart:title svg:x="5.593cm" svg:y="8.019cm" chart:style-name="ch6">
              <text:p>Número de prueba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5:Hoja1.P5" chart:label-cell-address="Hoja1.A5:Hoja1.A5" chart:class="chart:line">
            <chart:data-point chart:repeated="15"/>
          </chart:series>
          <chart:series chart:style-name="ch10" chart:values-cell-range-address="Hoja1.B6:Hoja1.P6" chart:label-cell-address="Hoja1.A6:Hoja1.A6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Emmanuel</text:p>
                <draw:g>
                  <svg:desc>Hoja1.A5:Hoja1.A5</svg:desc>
                </draw:g>
              </table:table-cell>
              <table:table-cell office:value-type="float" office:value="0.0181">
                <text:p>0.0181</text:p>
                <draw:g>
                  <svg:desc>Hoja1.B5:Hoja1.P5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179">
                <text:p>0.0179</text:p>
              </table:table-cell>
              <table:table-cell office:value-type="float" office:value="0.018">
                <text:p>0.018</text:p>
              </table:table-cell>
              <table:table-cell office:value-type="float" office:value="0.0181">
                <text:p>0.0181</text:p>
              </table:table-cell>
              <table:table-cell office:value-type="float" office:value="0.0194">
                <text:p>0.0194</text:p>
              </table:table-cell>
              <table:table-cell office:value-type="float" office:value="0.0208">
                <text:p>0.0208</text:p>
              </table:table-cell>
              <table:table-cell office:value-type="float" office:value="0.0192">
                <text:p>0.0192</text:p>
              </table:table-cell>
              <table:table-cell office:value-type="float" office:value="0.0205">
                <text:p>0.0205</text:p>
              </table:table-cell>
              <table:table-cell office:value-type="float" office:value="0.02">
                <text:p>0.02</text:p>
              </table:table-cell>
              <table:table-cell office:value-type="float" office:value="0.0198">
                <text:p>0.0198</text:p>
              </table:table-cell>
              <table:table-cell office:value-type="float" office:value="0.0202">
                <text:p>0.0202</text:p>
              </table:table-cell>
              <table:table-cell office:value-type="float" office:value="0.0218">
                <text:p>0.0218</text:p>
              </table:table-cell>
              <table:table-cell office:value-type="float" office:value="0.02">
                <text:p>0.02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Juan</text:p>
                <draw:g>
                  <svg:desc>Hoja1.A6:Hoja1.A6</svg:desc>
                </draw:g>
              </table:table-cell>
              <table:table-cell office:value-type="float" office:value="0.0845">
                <text:p>0.0845</text:p>
                <draw:g>
                  <svg:desc>Hoja1.B6:Hoja1.P6</svg:desc>
                </draw:g>
              </table:table-cell>
              <table:table-cell office:value-type="float" office:value="0.0849">
                <text:p>0.0849</text:p>
              </table:table-cell>
              <table:table-cell office:value-type="float" office:value="0.0859">
                <text:p>0.0859</text:p>
              </table:table-cell>
              <table:table-cell office:value-type="float" office:value="0.0859">
                <text:p>0.0859</text:p>
              </table:table-cell>
              <table:table-cell office:value-type="float" office:value="0.0854">
                <text:p>0.0854</text:p>
              </table:table-cell>
              <table:table-cell office:value-type="float" office:value="0.0941">
                <text:p>0.0941</text:p>
              </table:table-cell>
              <table:table-cell office:value-type="float" office:value="0.0963">
                <text:p>0.0963</text:p>
              </table:table-cell>
              <table:table-cell office:value-type="float" office:value="0.0969">
                <text:p>0.0969</text:p>
              </table:table-cell>
              <table:table-cell office:value-type="float" office:value="0.0962">
                <text:p>0.0962</text:p>
              </table:table-cell>
              <table:table-cell office:value-type="float" office:value="0.0946">
                <text:p>0.0946</text:p>
              </table:table-cell>
              <table:table-cell office:value-type="float" office:value="0.0935">
                <text:p>0.0935</text:p>
              </table:table-cell>
              <table:table-cell office:value-type="float" office:value="0.0917">
                <text:p>0.0917</text:p>
              </table:table-cell>
              <table:table-cell office:value-type="float" office:value="0.0923">
                <text:p>0.0923</text:p>
              </table:table-cell>
              <table:table-cell office:value-type="float" office:value="0.0928">
                <text:p>0.0928</text:p>
              </table:table-cell>
              <table:table-cell office:value-type="float" office:value="0.0927">
                <text:p>0.0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